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text-properties officeooo:rsid="000b6e2f" officeooo:paragraph-rsid="000b6e2f"/>
    </style:style>
    <style:style style:name="P2" style:family="paragraph" style:parent-style-name="Standard">
      <style:text-properties fo:font-style="normal" fo:font-weight="normal" officeooo:rsid="000b6e2f" officeooo:paragraph-rsid="000b6e2f" style:font-style-asian="normal" style:font-weight-asian="normal" style:font-style-complex="normal" style:font-weight-complex="normal"/>
    </style:style>
    <style:style style:name="P3" style:family="paragraph" style:parent-style-name="Header">
      <style:text-properties officeooo:rsid="000b6e2f" officeooo:paragraph-rsid="000b6e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6e2f" officeooo:paragraph-rsid="000b6e2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YY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6.7.2$Linux_X86_64 LibreOffice_project/60$Build-2</meta:generator>
    <dc:date>2024-06-17T20:42:08.523889066</dc:date>
    <meta:editing-duration>PT2M54S</meta:editing-duration>
    <meta:editing-cycles>11</meta:editing-cycles>
    <meta:document-statistic meta:table-count="0" meta:image-count="0" meta:object-count="0" meta:page-count="1" meta:paragraph-count="2" meta:word-count="2" meta:character-count="3" meta:non-whitespace-character-count="3"/>
  </office:meta>
</office:document-meta>
</file>